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4ea77"/>
    </style:style>
    <style:style style:name="P2" style:family="paragraph" style:parent-style-name="Standard">
      <style:text-properties fo:font-weight="bold" officeooo:paragraph-rsid="0004ea77" style:font-weight-asian="bold" style:font-weight-complex="bold"/>
    </style:style>
    <style:style style:name="P3" style:family="paragraph" style:parent-style-name="Standard">
      <style:text-properties fo:font-size="15pt" fo:font-weight="bold" officeooo:rsid="00057449" officeooo:paragraph-rsid="00057449" style:font-size-asian="15pt" style:font-weight-asian="bold" style:font-size-complex="15pt" style:font-weight-complex="bold"/>
    </style:style>
    <style:style style:name="P4" style:family="paragraph" style:parent-style-name="Standard">
      <style:paragraph-properties fo:margin-top="0cm" fo:margin-bottom="0cm" style:contextual-spacing="false" fo:line-height="115%"/>
      <style:text-properties officeooo:paragraph-rsid="0004ea77"/>
    </style:style>
    <style:style style:name="P5" style:family="paragraph" style:parent-style-name="Standard">
      <style:paragraph-properties fo:margin-top="0cm" fo:margin-bottom="0cm" style:contextual-spacing="false" fo:line-height="115%"/>
      <style:text-properties officeooo:rsid="0004ea77" officeooo:paragraph-rsid="0004ea77"/>
    </style:style>
    <style:style style:name="P6" style:family="paragraph" style:parent-style-name="Standard">
      <style:paragraph-properties fo:margin-top="0cm" fo:margin-bottom="0cm" style:contextual-spacing="false" fo:line-height="115%"/>
      <style:text-properties officeooo:rsid="00057449" officeooo:paragraph-rsid="00057449"/>
    </style:style>
    <style:style style:name="P7" style:family="paragraph" style:parent-style-name="Standard">
      <style:paragraph-properties fo:margin-top="0cm" fo:margin-bottom="0cm" style:contextual-spacing="false" fo:line-height="115%"/>
      <style:text-properties fo:font-weight="bold" officeooo:rsid="0004ea77" officeooo:paragraph-rsid="0004ea77" style:font-weight-asian="bold" style:font-weight-complex="bold"/>
    </style:style>
    <style:style style:name="P8" style:family="paragraph" style:parent-style-name="Standard">
      <style:paragraph-properties fo:margin-top="0cm" fo:margin-bottom="0cm" style:contextual-spacing="false" fo:line-height="115%"/>
      <style:text-properties fo:font-weight="bold" officeooo:rsid="00057449" officeooo:paragraph-rsid="00057449" style:font-weight-asian="bold" style:font-weight-complex="bold"/>
    </style:style>
    <style:style style:name="T1" style:family="text">
      <style:text-properties officeooo:rsid="0004ea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gras de Condução de Projeto</text:p>
      <text:p text:style-name="P2"/>
      <text:p text:style-name="P2">Conduta da equipe</text:p>
      <text:p text:style-name="P1"/>
      <text:p text:style-name="P4">– Estar presente nas reuniões semanais de terça e quinta.<text:line-break/>- Manter uma boa comunicação com a equipe.<text:line-break/>- Caso houver um compromisso avisar com antecedência. <text:line-break/>- Ser participativo <text:span text:style-name="T1">em todas as áreas do projeto.</text:span></text:p>
      <text:p text:style-name="P4"><text:span text:style-name="T1">- Se organizar e ser competente em todas as matérias e no projeto.</text:span></text:p>
      <text:p text:style-name="P4"/>
      <text:p text:style-name="P4"><text:s/></text:p>
      <text:p text:style-name="P7">Reuniões Semanais</text:p>
      <text:p text:style-name="P5"/>
      <text:p text:style-name="P5">- Terça e quinta as 16:30;</text:p>
      <text:p text:style-name="P5"/>
      <text:p text:style-name="P5"/>
      <text:p text:style-name="P8">Ferramentas de Gestão</text:p>
      <text:p text:style-name="P6"/>
      <text:p text:style-name="P6">- Trello</text:p>
      <text:p text:style-name="P6">- Github</text:p>
      <text:p text:style-name="P6"/>
      <text:p text:style-name="P6">Presentes na reunião: todos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2T14:03:47.985000000</meta:creation-date>
    <dc:date>2021-03-22T14:16:21.232000000</dc:date>
    <meta:editing-duration>PT12M32S</meta:editing-duration>
    <meta:editing-cycles>2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11" meta:word-count="74" meta:character-count="426" meta:non-whitespace-character-count="359"/>
  </office:meta>
</office:document-meta>
</file>